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16C000000849D478C904.svm" manifest:media-type=""/>
  <manifest:file-entry manifest:full-path="Pictures/" manifest:media-type="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statusbar/" manifest:media-type="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toolpanel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statusbar/" manifest:media-type=""/>
  <manifest:file-entry manifest:full-path="Object 3/Configurations2/accelerator/current.xml" manifest:media-type=""/>
  <manifest:file-entry manifest:full-path="Object 3/Configurations2/accelerato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progressbar/" manifest:media-type=""/>
  <manifest:file-entry manifest:full-path="Object 3/Configurations2/toolpanel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statusbar/" manifest:media-type=""/>
  <manifest:file-entry manifest:full-path="Object 4/Configurations2/accelerator/current.xml" manifest:media-type=""/>
  <manifest:file-entry manifest:full-path="Object 4/Configurations2/accelerator/" manifest:media-type=""/>
  <manifest:file-entry manifest:full-path="Object 4/Configurations2/floater/" manifest:media-type=""/>
  <manifest:file-entry manifest:full-path="Object 4/Configurations2/popupmenu/" manifest:media-type=""/>
  <manifest:file-entry manifest:full-path="Object 4/Configurations2/progressbar/" manifest:media-type=""/>
  <manifest:file-entry manifest:full-path="Object 4/Configurations2/toolpanel/" manifest:media-type=""/>
  <manifest:file-entry manifest:full-path="Object 4/Configurations2/menubar/" manifest:media-type=""/>
  <manifest:file-entry manifest:full-path="Object 4/Configurations2/toolbar/" manifest:media-type=""/>
  <manifest:file-entry manifest:full-path="Object 4/Configurations2/images/Bitmaps/" manifest:media-type=""/>
  <manifest:file-entry manifest:full-path="Object 4/Configurations2/images/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statusbar/" manifest:media-type=""/>
  <manifest:file-entry manifest:full-path="Object 5/Configurations2/accelerator/current.xml" manifest:media-type=""/>
  <manifest:file-entry manifest:full-path="Object 5/Configurations2/accelerator/" manifest:media-type=""/>
  <manifest:file-entry manifest:full-path="Object 5/Configurations2/floater/" manifest:media-type=""/>
  <manifest:file-entry manifest:full-path="Object 5/Configurations2/popupmenu/" manifest:media-type=""/>
  <manifest:file-entry manifest:full-path="Object 5/Configurations2/progressbar/" manifest:media-type=""/>
  <manifest:file-entry manifest:full-path="Object 5/Configurations2/toolpanel/" manifest:media-type=""/>
  <manifest:file-entry manifest:full-path="Object 5/Configurations2/menubar/" manifest:media-type=""/>
  <manifest:file-entry manifest:full-path="Object 5/Configurations2/toolbar/" manifest:media-type=""/>
  <manifest:file-entry manifest:full-path="Object 5/Configurations2/images/Bitmaps/" manifest:media-type=""/>
  <manifest:file-entry manifest:full-path="Object 5/Configurations2/images/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statusbar/" manifest:media-type=""/>
  <manifest:file-entry manifest:full-path="Object 6/Configurations2/accelerator/current.xml" manifest:media-type=""/>
  <manifest:file-entry manifest:full-path="Object 6/Configurations2/accelerator/" manifest:media-type=""/>
  <manifest:file-entry manifest:full-path="Object 6/Configurations2/floater/" manifest:media-type=""/>
  <manifest:file-entry manifest:full-path="Object 6/Configurations2/popupmenu/" manifest:media-type=""/>
  <manifest:file-entry manifest:full-path="Object 6/Configurations2/progressbar/" manifest:media-type=""/>
  <manifest:file-entry manifest:full-path="Object 6/Configurations2/toolpanel/" manifest:media-type=""/>
  <manifest:file-entry manifest:full-path="Object 6/Configurations2/menubar/" manifest:media-type=""/>
  <manifest:file-entry manifest:full-path="Object 6/Configurations2/toolbar/" manifest:media-type=""/>
  <manifest:file-entry manifest:full-path="Object 6/Configurations2/images/Bitmaps/" manifest:media-type=""/>
  <manifest:file-entry manifest:full-path="Object 6/Configurations2/images/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TexMathsArgs="14§latex§\begin{table}&#10;\begin{tabular}{cccc|c|cccc|}&#10;\cline{1-9}&#10;f_3 &amp; f_2 &amp; f_1 &amp; f_0  &amp;&amp;&amp;&amp;&amp; \\&#10;\cline{1-9}&#10;0 &amp; 0 &amp; 0 &amp; 1 &amp;a&amp;a&amp;b&amp;c&amp;c\\&#10;0 &amp; 0 &amp; 1 &amp; 0 &amp;b&amp;a&amp;b&amp;c&amp;d\\&#10;0 &amp; 1 &amp; 0 &amp; 0 &amp;c&amp;a&amp;b&amp;c&amp;c\\&#10;1 &amp; 0 &amp; 0 &amp; 0 &amp;d&amp;d&amp;b&amp;c&amp;d\\&#10;\cline{1-9}&#10;\end{tabular}&#10;\end{tabl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ole-draw-aspect="1" style:protect="size"/>
    </style:style>
    <style:style style:name="gr4" style:family="graphic" style:parent-style-name="standard">
      <style:graphic-properties draw:fill="none" draw:textarea-vertical-align="middle" draw:auto-grow-height="false" fo:min-height="0.749cm" fo:min-width="0.499cm"/>
    </style:style>
    <style:style style:name="gr5" style:family="graphic" style:parent-style-name="standard">
      <style:graphic-properties draw:fill="none" draw:textarea-horizontal-align="justify" draw:textarea-vertical-align="middle" draw:auto-grow-height="false"/>
    </style:style>
    <style:style style:name="gr6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315cm"/>
    </style:style>
    <style:style style:name="gr8" style:family="graphic" style:parent-style-name="standard">
      <style:graphic-properties draw:stroke="dash" draw:stroke-dash="Ultrafine_20_Dashed" draw:marker-end="Arrow" draw:marker-end-width="0.102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0pt" style:font-size-asian="10pt" style:font-family-complex="'XB Tabriz'" style:font-pitch-complex="variable" style:font-size-complex="10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family="'XB Tabriz'" style:font-pitch="variable" fo:font-size="10pt" style:font-size-asian="10pt" style:font-family-complex="'XB Tabriz'" style:font-pitch-complex="variable" style:font-size-complex="10pt"/>
    </style:style>
    <style:style style:name="T1" style:family="text">
      <style:text-properties fo:font-family="'XB Tabriz'" style:font-pitch="variable" fo:font-size="10pt" style:font-size-asian="10pt" style:font-family-complex="'XB Tabriz'" style:font-pitch-complex="variable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152cm" svg:height="2.968cm" svg:x="0.318cm" svg:y="1.165cm">
          <draw:image xlink:href="Pictures/20000001000016C000000849D478C904.svm" xlink:type="simple" xlink:show="embed" xlink:actuate="onLoad">
            <text:p/>
          </draw:image>
        </draw:frame>
        <draw:frame draw:style-name="gr2" draw:text-style-name="P2" draw:layer="layout" svg:width="2.068cm" svg:height="0.802cm" svg:x="1.405cm" svg:y="0.273cm">
          <draw:text-box>
            <text:p><text:span text:style-name="T1">متغیرہ حالات</text:span></text:p>
          </draw:text-box>
        </draw:frame>
        <draw:frame draw:style-name="gr3" draw:layer="layout" svg:width="0.632cm" svg:height="0.469cm" svg:x="5.139cm" svg:y="1.23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layer="layout" svg:width="0.632cm" svg:height="0.469cm" svg:x="5.986cm" svg:y="1.24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layer="layout" svg:width="0.632cm" svg:height="0.469cm" svg:x="6.847cm" svg:y="1.24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layer="layout" svg:width="0.632cm" svg:height="0.469cm" svg:x="7.679cm" svg:y="1.24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text-style-name="P2" draw:layer="layout" svg:width="1.526cm" svg:height="0.802cm" svg:x="6.243cm" svg:y="0.273cm">
          <draw:text-box>
            <text:p><text:span text:style-name="T1">درآمدات</text:span></text:p>
          </draw:text-box>
        </draw:frame>
        <draw:frame draw:style-name="gr3" draw:layer="layout" svg:width="0.993cm" svg:height="0.529cm" svg:x="5.471cm" svg:y="0.378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style-name="gr4" draw:text-style-name="P1" draw:layer="layout" svg:width="0.181cm" svg:height="3.099cm" draw:transform="rotate (1.5707963267946) translate (5.171cm 1.137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" draw:text-style-name="P2" draw:layer="layout" svg:width="0.997cm" svg:height="0.802cm" svg:x="4.141cm" svg:y="1.088cm">
          <draw:text-box>
            <text:p><text:span text:style-name="T1">حال</text:span></text:p>
          </draw:text-box>
        </draw:frame>
        <draw:custom-shape draw:style-name="gr5" draw:text-style-name="P1" draw:layer="layout" svg:width="0.438cm" svg:height="0.423cm" svg:x="5.262cm" svg:y="1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438cm" svg:height="0.423cm" svg:x="6.093cm" svg:y="2.3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438cm" svg:height="0.423cm" svg:x="6.986cm" svg:y="3.0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438cm" svg:height="0.423cm" svg:x="7.802cm" svg:y="3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438cm" svg:height="0.423cm" svg:x="5.293cm" svg:y="3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438cm" svg:height="0.423cm" svg:x="7.832cm" svg:y="3.56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0.181cm" svg:height="3.523cm" draw:transform="rotate (1.5707963267946) translate (0.56cm 1.124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6" draw:text-style-name="P1" xml:id="id2" draw:id="id2" draw:layer="layout" svg:width="3.4cm" svg:height="0.77cm" svg:x="0.545cm" svg:y="2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xml:id="id1" draw:id="id1" draw:layer="layout" svg:width="3.815cm" svg:height="1.904cm" svg:x="4.778cm" svg:y="4.17cm">
          <draw:text-box>
            <text:p text:style-name="P3"><text:span text:style-name="T1">متغیرہ حالات یوں چنے گئے</text:span></text:p>
            <text:p text:style-name="P3"><text:span text:style-name="T1">ہیں کہ ان میں صرف ایک</text:span></text:p>
            <text:p text:style-name="P3"><text:span text:style-name="T1"><text:s/></text:span><text:span text:style-name="T1">بلند بِٹ پائی جاتی ہے</text:span></text:p>
          </draw:text-box>
          <draw:glue-point draw:id="4" svg:x="-3.609cm" svg:y="0.047cm"/>
        </draw:frame>
        <draw:connector draw:style-name="gr8" draw:text-style-name="P1" draw:layer="layout" draw:type="curve" draw:line-skew="4.896cm 2.778cm -0.082cm" svg:x1="5.309cm" svg:y1="5.13cm" svg:x2="3.945cm" svg:y2="3.191cm" draw:start-shape="id1" draw:start-glue-point="4" draw:end-shape="id2" draw:end-glue-point="10" svg:d="m5309 5130c-553 0-369-47-656-47s-78-1892-708-1892">
          <text:p/>
        </draw:connector>
        <draw:frame draw:style-name="gr3" draw:layer="layout" svg:width="1.431cm" svg:height="1.606cm" svg:x="0.973cm" svg:y="4.391cm">
          <draw:object xlink:href="./Object 6" xlink:type="simple" xlink:show="embed" xlink:actuate="onLoad"/>
          <draw:image xlink:href="./ObjectReplacements/Object 6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6.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2-08-23T15:42:58</dc:date>
    <dc:creator>kkk </dc:creator>
    <meta:generator>LibreOffice/3.3$Linux LibreOffice_project/330m19$Build-401</meta:generator>
    <meta:editing-duration>PT15H37M24S</meta:editing-duration>
    <meta:editing-cycles>67</meta:editing-cycles>
    <meta:document-statistic meta:object-count="21"/>
  </office:meta>
</office:document-meta>
</file>

<file path=Object 1/content.xml><?xml version="1.0" encoding="utf-8"?>
<math xmlns="http://www.w3.org/1998/Math/MathML">
  <semantics>
    <mn>00</mn>
    <annotation encoding="StarMath 5.0">00</annotation>
  </semantics>
</math>
</file>

<file path=Object 2/content.xml><?xml version="1.0" encoding="utf-8"?>
<math xmlns="http://www.w3.org/1998/Math/MathML">
  <semantics>
    <mn>01</mn>
    <annotation encoding="StarMath 5.0">01</annotation>
  </semantics>
</math>
</file>

<file path=Object 3/content.xml><?xml version="1.0" encoding="utf-8"?>
<math xmlns="http://www.w3.org/1998/Math/MathML">
  <semantics>
    <mn>11</mn>
    <annotation encoding="StarMath 5.0">11</annotation>
  </semantics>
</math>
</file>

<file path=Object 4/content.xml><?xml version="1.0" encoding="utf-8"?>
<math xmlns="http://www.w3.org/1998/Math/MathML">
  <semantics>
    <mn>10</mn>
    <annotation encoding="StarMath 5.0">10</annotation>
  </semantics>
</math>
</file>

<file path=Object 5/content.xml><?xml version="1.0" encoding="utf-8"?>
<math xmlns="http://www.w3.org/1998/Math/MathML">
  <semantics>
    <mrow>
      <msub>
        <mi>x</mi>
        <mn>1</mn>
      </msub>
      <msub>
        <mi>x</mi>
        <mn>0</mn>
      </msub>
    </mrow>
    <annotation encoding="StarMath 5.0">x_1 x_0</annotation>
  </semantics>
</math>
</file>

<file path=Object 6/content.xml><?xml version="1.0" encoding="utf-8"?>
<math xmlns="http://www.w3.org/1998/Math/MathML">
  <semantics>
    <mtable>
      <mtr>
        <mtd>
          <mrow>
            <mi>a</mi>
            <mo stretchy="false">=</mo>
            <mn>0001</mn>
          </mrow>
        </mtd>
      </mtr>
      <mtr>
        <mtd>
          <mrow>
            <mi>b</mi>
            <mo stretchy="false">=</mo>
            <mn>0010</mn>
          </mrow>
        </mtd>
      </mtr>
      <mtr>
        <mtd>
          <mrow>
            <mi>c</mi>
            <mo stretchy="false">=</mo>
            <mn>0100</mn>
          </mrow>
        </mtd>
      </mtr>
      <mtr>
        <mtd>
          <mrow>
            <mi>d</mi>
            <mo stretchy="false">=</mo>
            <mn>1000</mn>
          </mrow>
        </mtd>
      </mtr>
    </mtable>
    <annotation encoding="StarMath 5.0">stack{
alignl a=0001 #
alignl b=0010 #
alignl c=0100 #
alignl d=1000
}</annotation>
  </semantics>
</math>
</file>